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5in" svg:height="3.5398in" svg:x="6.8323in" svg:y="0.774in">
            <draw:object draw:notify-on-update-of-ranges="Sheet1.C1:Sheet1.C1 Sheet1.C2:Sheet1.C53 Sheet1.A1:Sheet1.A1 Sheet1.A2:Sheet1.A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g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49600" calcext:value-type="float">
            <text:p>49600</text:p>
          </table:table-cell>
          <table:table-cell table:formula="of:=[.B2]/([.A2]-1)" office:value-type="float" office:value="49600" calcext:value-type="float">
            <text:p>49600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[.B2]" office:value-type="float" office:value="49600" calcext:value-type="float">
            <text:p>49600</text:p>
          </table:table-cell>
          <table:table-cell table:formula="of:=[.B3]/([.A3]-1)" office:value-type="float" office:value="24800" calcext:value-type="float">
            <text:p>24800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[.B3]" office:value-type="float" office:value="49600" calcext:value-type="float">
            <text:p>49600</text:p>
          </table:table-cell>
          <table:table-cell table:formula="of:=[.B4]/([.A4]-1)" office:value-type="float" office:value="16533.3333333333" calcext:value-type="float">
            <text:p>16533.3333333333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[.B4]" office:value-type="float" office:value="49600" calcext:value-type="float">
            <text:p>49600</text:p>
          </table:table-cell>
          <table:table-cell table:formula="of:=[.B5]/([.A5]-1)" office:value-type="float" office:value="12400" calcext:value-type="float">
            <text:p>12400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[.B5]" office:value-type="float" office:value="49600" calcext:value-type="float">
            <text:p>49600</text:p>
          </table:table-cell>
          <table:table-cell table:formula="of:=[.B6]/([.A6]-1)" office:value-type="float" office:value="9920" calcext:value-type="float">
            <text:p>9920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[.B6]" office:value-type="float" office:value="49600" calcext:value-type="float">
            <text:p>49600</text:p>
          </table:table-cell>
          <table:table-cell table:formula="of:=[.B7]/([.A7]-1)" office:value-type="float" office:value="8266.66666666667" calcext:value-type="float">
            <text:p>8266.66666666667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[.B7]" office:value-type="float" office:value="49600" calcext:value-type="float">
            <text:p>49600</text:p>
          </table:table-cell>
          <table:table-cell table:formula="of:=[.B8]/([.A8]-1)" office:value-type="float" office:value="7085.71428571429" calcext:value-type="float">
            <text:p>7085.71428571429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[.B8]" office:value-type="float" office:value="49600" calcext:value-type="float">
            <text:p>49600</text:p>
          </table:table-cell>
          <table:table-cell table:formula="of:=[.B9]/([.A9]-1)" office:value-type="float" office:value="6200" calcext:value-type="float">
            <text:p>6200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[.B9]" office:value-type="float" office:value="49600" calcext:value-type="float">
            <text:p>49600</text:p>
          </table:table-cell>
          <table:table-cell table:formula="of:=[.B10]/([.A10]-1)" office:value-type="float" office:value="5511.11111111111" calcext:value-type="float">
            <text:p>5511.11111111111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[.B10]" office:value-type="float" office:value="49600" calcext:value-type="float">
            <text:p>49600</text:p>
          </table:table-cell>
          <table:table-cell table:formula="of:=[.B11]/([.A11]-1)" office:value-type="float" office:value="4960" calcext:value-type="float">
            <text:p>4960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[.B11]" office:value-type="float" office:value="49600" calcext:value-type="float">
            <text:p>49600</text:p>
          </table:table-cell>
          <table:table-cell table:formula="of:=[.B12]/([.A12]-1)" office:value-type="float" office:value="4509.09090909091" calcext:value-type="float">
            <text:p>4509.09090909091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[.B12]" office:value-type="float" office:value="49600" calcext:value-type="float">
            <text:p>49600</text:p>
          </table:table-cell>
          <table:table-cell table:formula="of:=[.B13]/([.A13]-1)" office:value-type="float" office:value="4133.33333333333" calcext:value-type="float">
            <text:p>4133.33333333333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[.B13]" office:value-type="float" office:value="49600" calcext:value-type="float">
            <text:p>49600</text:p>
          </table:table-cell>
          <table:table-cell table:formula="of:=[.B14]/([.A14]-1)" office:value-type="float" office:value="3815.38461538462" calcext:value-type="float">
            <text:p>3815.38461538462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[.B14]" office:value-type="float" office:value="49600" calcext:value-type="float">
            <text:p>49600</text:p>
          </table:table-cell>
          <table:table-cell table:formula="of:=[.B15]/([.A15]-1)" office:value-type="float" office:value="3542.85714285714" calcext:value-type="float">
            <text:p>3542.85714285714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[.B15]" office:value-type="float" office:value="49600" calcext:value-type="float">
            <text:p>49600</text:p>
          </table:table-cell>
          <table:table-cell table:formula="of:=[.B16]/([.A16]-1)" office:value-type="float" office:value="3306.66666666667" calcext:value-type="float">
            <text:p>3306.66666666667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[.B16]" office:value-type="float" office:value="49600" calcext:value-type="float">
            <text:p>49600</text:p>
          </table:table-cell>
          <table:table-cell table:formula="of:=[.B17]/([.A17]-1)" office:value-type="float" office:value="3100" calcext:value-type="float">
            <text:p>3100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[.B17]" office:value-type="float" office:value="49600" calcext:value-type="float">
            <text:p>49600</text:p>
          </table:table-cell>
          <table:table-cell table:formula="of:=[.B18]/([.A18]-1)" office:value-type="float" office:value="2917.64705882353" calcext:value-type="float">
            <text:p>2917.64705882353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[.B18]" office:value-type="float" office:value="49600" calcext:value-type="float">
            <text:p>49600</text:p>
          </table:table-cell>
          <table:table-cell table:formula="of:=[.B19]/([.A19]-1)" office:value-type="float" office:value="2755.55555555556" calcext:value-type="float">
            <text:p>2755.55555555556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[.B19]" office:value-type="float" office:value="49600" calcext:value-type="float">
            <text:p>49600</text:p>
          </table:table-cell>
          <table:table-cell table:formula="of:=[.B20]/([.A20]-1)" office:value-type="float" office:value="2610.52631578947" calcext:value-type="float">
            <text:p>2610.52631578947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[.B20]" office:value-type="float" office:value="49600" calcext:value-type="float">
            <text:p>49600</text:p>
          </table:table-cell>
          <table:table-cell table:formula="of:=[.B21]/([.A21]-1)" office:value-type="float" office:value="2480" calcext:value-type="float">
            <text:p>2480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[.B21]" office:value-type="float" office:value="49600" calcext:value-type="float">
            <text:p>49600</text:p>
          </table:table-cell>
          <table:table-cell table:formula="of:=[.B22]/([.A22]-1)" office:value-type="float" office:value="2361.90476190476" calcext:value-type="float">
            <text:p>2361.90476190476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[.B22]" office:value-type="float" office:value="49600" calcext:value-type="float">
            <text:p>49600</text:p>
          </table:table-cell>
          <table:table-cell table:formula="of:=[.B23]/([.A23]-1)" office:value-type="float" office:value="2254.54545454545" calcext:value-type="float">
            <text:p>2254.54545454545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[.B23]" office:value-type="float" office:value="49600" calcext:value-type="float">
            <text:p>49600</text:p>
          </table:table-cell>
          <table:table-cell table:formula="of:=[.B24]/([.A24]-1)" office:value-type="float" office:value="2156.52173913044" calcext:value-type="float">
            <text:p>2156.52173913044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[.B24]" office:value-type="float" office:value="49600" calcext:value-type="float">
            <text:p>49600</text:p>
          </table:table-cell>
          <table:table-cell table:formula="of:=[.B25]/([.A25]-1)" office:value-type="float" office:value="2066.66666666667" calcext:value-type="float">
            <text:p>2066.66666666667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[.B25]" office:value-type="float" office:value="49600" calcext:value-type="float">
            <text:p>49600</text:p>
          </table:table-cell>
          <table:table-cell table:formula="of:=[.B26]/([.A26]-1)" office:value-type="float" office:value="1984" calcext:value-type="float">
            <text:p>1984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[.B26]" office:value-type="float" office:value="49600" calcext:value-type="float">
            <text:p>49600</text:p>
          </table:table-cell>
          <table:table-cell table:formula="of:=[.B27]/([.A27]-1)" office:value-type="float" office:value="1907.69230769231" calcext:value-type="float">
            <text:p>1907.69230769231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[.B27]" office:value-type="float" office:value="49600" calcext:value-type="float">
            <text:p>49600</text:p>
          </table:table-cell>
          <table:table-cell table:formula="of:=[.B28]/([.A28]-1)" office:value-type="float" office:value="1837.03703703704" calcext:value-type="float">
            <text:p>1837.03703703704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[.B28]" office:value-type="float" office:value="49600" calcext:value-type="float">
            <text:p>49600</text:p>
          </table:table-cell>
          <table:table-cell table:formula="of:=[.B29]/([.A29]-1)" office:value-type="float" office:value="1771.42857142857" calcext:value-type="float">
            <text:p>1771.42857142857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[.B29]" office:value-type="float" office:value="49600" calcext:value-type="float">
            <text:p>49600</text:p>
          </table:table-cell>
          <table:table-cell table:formula="of:=[.B30]/([.A30]-1)" office:value-type="float" office:value="1710.34482758621" calcext:value-type="float">
            <text:p>1710.34482758621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[.B30]" office:value-type="float" office:value="49600" calcext:value-type="float">
            <text:p>49600</text:p>
          </table:table-cell>
          <table:table-cell table:formula="of:=[.B31]/([.A31]-1)" office:value-type="float" office:value="1653.33333333333" calcext:value-type="float">
            <text:p>1653.33333333333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[.B31]" office:value-type="float" office:value="49600" calcext:value-type="float">
            <text:p>49600</text:p>
          </table:table-cell>
          <table:table-cell table:formula="of:=[.B32]/([.A32]-1)" office:value-type="float" office:value="1600" calcext:value-type="float">
            <text:p>1600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[.B32]" office:value-type="float" office:value="49600" calcext:value-type="float">
            <text:p>49600</text:p>
          </table:table-cell>
          <table:table-cell table:formula="of:=[.B33]/([.A33]-1)" office:value-type="float" office:value="1550" calcext:value-type="float">
            <text:p>1550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[.B33]" office:value-type="float" office:value="49600" calcext:value-type="float">
            <text:p>49600</text:p>
          </table:table-cell>
          <table:table-cell table:formula="of:=[.B34]/([.A34]-1)" office:value-type="float" office:value="1503.0303030303" calcext:value-type="float">
            <text:p>1503.0303030303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[.B34]" office:value-type="float" office:value="49600" calcext:value-type="float">
            <text:p>49600</text:p>
          </table:table-cell>
          <table:table-cell table:formula="of:=[.B35]/([.A35]-1)" office:value-type="float" office:value="1458.82352941176" calcext:value-type="float">
            <text:p>1458.82352941176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[.B35]" office:value-type="float" office:value="49600" calcext:value-type="float">
            <text:p>49600</text:p>
          </table:table-cell>
          <table:table-cell table:formula="of:=[.B36]/([.A36]-1)" office:value-type="float" office:value="1417.14285714286" calcext:value-type="float">
            <text:p>1417.14285714286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[.B36]" office:value-type="float" office:value="49600" calcext:value-type="float">
            <text:p>49600</text:p>
          </table:table-cell>
          <table:table-cell table:formula="of:=[.B37]/([.A37]-1)" office:value-type="float" office:value="1377.77777777778" calcext:value-type="float">
            <text:p>1377.77777777778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[.B37]" office:value-type="float" office:value="49600" calcext:value-type="float">
            <text:p>49600</text:p>
          </table:table-cell>
          <table:table-cell table:formula="of:=[.B38]/([.A38]-1)" office:value-type="float" office:value="1340.54054054054" calcext:value-type="float">
            <text:p>1340.54054054054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[.B38]" office:value-type="float" office:value="49600" calcext:value-type="float">
            <text:p>49600</text:p>
          </table:table-cell>
          <table:table-cell table:formula="of:=[.B39]/([.A39]-1)" office:value-type="float" office:value="1305.26315789474" calcext:value-type="float">
            <text:p>1305.26315789474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[.B39]" office:value-type="float" office:value="49600" calcext:value-type="float">
            <text:p>49600</text:p>
          </table:table-cell>
          <table:table-cell table:formula="of:=[.B40]/([.A40]-1)" office:value-type="float" office:value="1271.79487179487" calcext:value-type="float">
            <text:p>1271.79487179487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[.B40]" office:value-type="float" office:value="49600" calcext:value-type="float">
            <text:p>49600</text:p>
          </table:table-cell>
          <table:table-cell table:formula="of:=[.B41]/([.A41]-1)" office:value-type="float" office:value="1240" calcext:value-type="float">
            <text:p>1240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[.B41]" office:value-type="float" office:value="49600" calcext:value-type="float">
            <text:p>49600</text:p>
          </table:table-cell>
          <table:table-cell table:formula="of:=[.B42]/([.A42]-1)" office:value-type="float" office:value="1209.75609756098" calcext:value-type="float">
            <text:p>1209.75609756098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[.B42]" office:value-type="float" office:value="49600" calcext:value-type="float">
            <text:p>49600</text:p>
          </table:table-cell>
          <table:table-cell table:formula="of:=[.B43]/([.A43]-1)" office:value-type="float" office:value="1180.95238095238" calcext:value-type="float">
            <text:p>1180.95238095238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[.B43]" office:value-type="float" office:value="49600" calcext:value-type="float">
            <text:p>49600</text:p>
          </table:table-cell>
          <table:table-cell table:formula="of:=[.B44]/([.A44]-1)" office:value-type="float" office:value="1153.48837209302" calcext:value-type="float">
            <text:p>1153.48837209302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[.B44]" office:value-type="float" office:value="49600" calcext:value-type="float">
            <text:p>49600</text:p>
          </table:table-cell>
          <table:table-cell table:formula="of:=[.B45]/([.A45]-1)" office:value-type="float" office:value="1127.27272727273" calcext:value-type="float">
            <text:p>1127.27272727273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[.B45]" office:value-type="float" office:value="49600" calcext:value-type="float">
            <text:p>49600</text:p>
          </table:table-cell>
          <table:table-cell table:formula="of:=[.B46]/([.A46]-1)" office:value-type="float" office:value="1102.22222222222" calcext:value-type="float">
            <text:p>1102.22222222222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[.B46]" office:value-type="float" office:value="49600" calcext:value-type="float">
            <text:p>49600</text:p>
          </table:table-cell>
          <table:table-cell table:formula="of:=[.B47]/([.A47]-1)" office:value-type="float" office:value="1078.26086956522" calcext:value-type="float">
            <text:p>1078.26086956522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[.B47]" office:value-type="float" office:value="49600" calcext:value-type="float">
            <text:p>49600</text:p>
          </table:table-cell>
          <table:table-cell table:formula="of:=[.B48]/([.A48]-1)" office:value-type="float" office:value="1055.31914893617" calcext:value-type="float">
            <text:p>1055.31914893617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[.B48]" office:value-type="float" office:value="49600" calcext:value-type="float">
            <text:p>49600</text:p>
          </table:table-cell>
          <table:table-cell table:formula="of:=[.B49]/([.A49]-1)" office:value-type="float" office:value="1033.33333333333" calcext:value-type="float">
            <text:p>1033.33333333333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[.B49]" office:value-type="float" office:value="49600" calcext:value-type="float">
            <text:p>49600</text:p>
          </table:table-cell>
          <table:table-cell table:formula="of:=[.B50]/([.A50]-1)" office:value-type="float" office:value="1012.24489795918" calcext:value-type="float">
            <text:p>1012.24489795918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[.B50]" office:value-type="float" office:value="49600" calcext:value-type="float">
            <text:p>49600</text:p>
          </table:table-cell>
          <table:table-cell table:formula="of:=[.B51]/([.A51]-1)" office:value-type="float" office:value="992" calcext:value-type="float">
            <text:p>992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[.B51]" office:value-type="float" office:value="49600" calcext:value-type="float">
            <text:p>49600</text:p>
          </table:table-cell>
          <table:table-cell table:formula="of:=[.B52]/([.A52]-1)" office:value-type="float" office:value="972.549019607843" calcext:value-type="float">
            <text:p>972.549019607843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[.B52]" office:value-type="float" office:value="49600" calcext:value-type="float">
            <text:p>49600</text:p>
          </table:table-cell>
          <table:table-cell table:formula="of:=[.B53]/([.A53]-1)" office:value-type="float" office:value="953.846153846154" calcext:value-type="float">
            <text:p>953.84615384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02:44.586925238</meta:creation-date>
    <dc:date>2024-09-30T12:33:43.888080269</dc:date>
    <meta:editing-duration>PT20M46S</meta:editing-duration>
    <meta:editing-cycles>1</meta:editing-cycles>
    <meta:document-statistic meta:table-count="1" meta:cell-count="159" meta:object-count="1"/>
    <meta:generator>LibreOffice/24.8.1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line" chart:column-mapping="1 0" chart:style-name="ch1">
        <chart:legend chart:legend-position="end" svg:x="14.17cm" svg:y="3.935cm" style:legend-expansion="high" chart:style-name="ch2"/>
        <chart:plot-area chart:style-name="ch3" table:cell-range-address="Sheet1.C1:Sheet1.C53 Sheet1.A1:Sheet1.A53" chart:data-source-has-labels="row" svg:x="0.319cm" svg:y="0.179cm" svg:width="13.532cm" svg:height="8.634cm">
          <chart:coordinate-region svg:x="1.706cm" svg:y="0.385cm" svg:width="11.999cm" svg:height="7.5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3" chart:label-cell-address="Sheet1.C1:Sheet1.C1" chart:class="chart:line">
            <chart:data-point chart:repeated="52"/>
          </chart:series>
          <chart:series chart:style-name="ch7" chart:values-cell-range-address="Sheet1.A2:Sheet1.A53" chart:label-cell-address="Sheet1.A1:Sheet1.A1" chart:class="chart:line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g</text:p>
                <draw:g>
                  <svg:desc>Sheet1.C1:Sheet1.C1</svg:desc>
                </draw:g>
              </table:table-cell>
              <table:table-cell office:value-type="string">
                <text:p>G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600">
                <text:p>49600</text:p>
                <draw:g>
                  <svg:desc>Sheet1.C2:Sheet1.C53</svg:desc>
                </draw:g>
              </table:table-cell>
              <table:table-cell office:value-type="float" office:value="2">
                <text:p>2</text:p>
                <draw:g>
                  <svg:desc>Sheet1.A2:Sheet1.A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00">
                <text:p>24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33.3333333333">
                <text:p>16533.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00">
                <text:p>12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0">
                <text:p>99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66.66666666667">
                <text:p>8266.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85.71428571429">
                <text:p>7085.71428571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00">
                <text:p>6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11.11111111111">
                <text:p>5511.11111111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60">
                <text:p>49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9.09090909091">
                <text:p>4509.090909090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3.33333333333">
                <text:p>4133.33333333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15.38461538462">
                <text:p>3815.38461538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42.85714285714">
                <text:p>3542.857142857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6.66666666667">
                <text:p>3306.66666666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0">
                <text:p>3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17.64705882353">
                <text:p>2917.647058823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5.55555555556">
                <text:p>2755.555555555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10.52631578947">
                <text:p>2610.526315789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0">
                <text:p>24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1.90476190476">
                <text:p>2361.904761904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54.54545454545">
                <text:p>2254.545454545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56.52173913044">
                <text:p>2156.521739130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66.66666666667">
                <text:p>2066.66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7.69230769231">
                <text:p>1907.69230769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7.03703703704">
                <text:p>1837.03703703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1.42857142857">
                <text:p>1771.428571428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0.34482758621">
                <text:p>1710.344827586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3.33333333333">
                <text:p>1653.333333333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">
                <text:p>16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3.0303030303">
                <text:p>1503.03030303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8.82352941176">
                <text:p>1458.823529411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7.14285714286">
                <text:p>1417.142857142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77.77777777778">
                <text:p>1377.777777777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0.54054054054">
                <text:p>1340.540540540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5.26315789474">
                <text:p>1305.263157894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1.79487179487">
                <text:p>1271.794871794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0">
                <text:p>1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9.75609756098">
                <text:p>1209.756097560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0.95238095238">
                <text:p>1180.952380952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3.48837209302">
                <text:p>1153.488372093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7.27272727273">
                <text:p>1127.272727272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02.22222222222">
                <text:p>1102.222222222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8.26086956522">
                <text:p>1078.260869565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5.31914893617">
                <text:p>1055.319148936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3.33333333333">
                <text:p>1033.333333333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2.24489795918">
                <text:p>1012.24489795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2">
                <text:p>9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2.549019607843">
                <text:p>972.5490196078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3.846153846154">
                <text:p>953.846153846154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